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01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16.2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00">
      <style:table-cell-properties fo:wrap-option="wrap" style:vertical-align="middle"/>
    </style:style>
    <style:style style:name="ce4" style:family="table-cell" style:parent-style-name="Default" style:data-style-name="N100">
      <style:table-cell-properties fo:wrap-option="wrap"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fo:wrap-option="wrap" style:vertical-align="middle"/>
      <style:text-properties style:font-name="Liberation Sans" fo:font-size="10pt" style:font-name-asian="ArialMT" style:font-size-asian="10pt" style:language-asian="hi" style:country-asian="IN" style:font-name-complex="Arial" style:font-size-complex="10pt" style:language-complex="en" style:country-complex="US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language="zxx" fo:country="none" style:letter-kerning="true" style:font-name-asian="ArialMT" style:font-size-asian="12pt" style:language-asian="zxx" style:country-asian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Aufgabe</text:p>
          </table:table-cell>
          <table:table-cell table:style-name="ce7" office:value-type="string">
            <text:p>Ausführung bis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Kommentar</text:p>
          </table:table-cell>
          <table:table-cell table:style-name="ce11" table:number-columns-repeated="1020"/>
        </table:table-row>
        <table:table-row table:style-name="ro1">
          <table:table-cell table:style-name="ce2" office:value-type="string">
            <text:p>Zu den Einträgen mit (*) existieren nähere Angaben in der Datei „Erlaeuterungen_..“.</text:p>
          </table:table-cell>
          <table:table-cell table:style-name="ce8" table:number-columns-repeated="3"/>
          <table:table-cell table:style-name="ce12" table:number-columns-repeated="1020"/>
        </table:table-row>
        <table:table-row table:style-name="ro1">
          <table:table-cell office:value-type="string">
            <text:p>Weiterarbeit an Kap. 5 (JL)</text:p>
          </table:table-cell>
          <table:table-cell office:value-type="string">
            <text:p>15.4.2016</text:p>
          </table:table-cell>
          <table:table-cell table:style-name="ce10" office:value-type="string">
            <text:p>geschrieben (JL/TS)</text:p>
          </table:table-cell>
          <table:table-cell office:value-type="string">
            <text:p>Erste neu strukturierte und überarbeitete Version im Repository. Aufbau fertig; einzelne Ergänzungen durch weitere Bilder, insbesondere zu 5.4, sowie einzelne Textanpassungen im letzten Abschnitt 5.6 sind neben technischen Verbesserungen noch vorgesehen.</text:p>
          </table:table-cell>
          <table:table-cell table:number-columns-repeated="1020"/>
        </table:table-row>
        <table:table-row table:style-name="ro1">
          <table:table-cell office:value-type="string">
            <text:p>Weiterarbeit an Kap. 6 (DH)</text:p>
          </table:table-cell>
          <table:table-cell office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>
            <text:p>Testen von Zufallsaufgaben (OS)</text:p>
          </table:table-cell>
          <table:table-cell office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>
            <text:p>Erstellung <text:s/>weiterer Zufallsaufgaben (VK, KR, AH)</text:p>
          </table:table-cell>
          <table:table-cell office:value-type="string">
            <text:p>laufend</text:p>
          </table:table-cell>
          <table:table-cell table:number-columns-repeated="1022"/>
        </table:table-row>
        <table:table-row table:style-name="ro1">
          <table:table-cell office:value-type="string">
            <text:p>Restliche Bilder in Kap.10: Vorarbeiten (AD)</text:p>
          </table:table-cell>
          <table:table-cell office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>
            <text:p>Restliche Bilder in Kap.10: Ausführung <text:s/>(SD)</text:p>
          </table:table-cell>
          <table:table-cell office:value-type="string">
            <text:p>29.4.2016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Überschlägiges Rechnen in Kap. 1 (DH)</text:p>
          </table:table-cell>
          <table:table-cell office:value-type="string">
            <text:p>20.4.2016</text:p>
          </table:table-cell>
          <table:table-cell table:style-name="ce10" office:value-type="string">
            <text:p>geschrieben (DH)</text:p>
          </table:table-cell>
          <table:table-cell office:value-type="string">
            <text:p>zusätzliche Texte und Aufgaben in Abschnitt Bruchrechnung und Abschnitt Potenzen/Wurzeln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pan text:style-name="T1">Tabelle griechischer Buchstaben von Kapitel 5 an den Anfang von Kapitel 1 stellen</text:span></text:p>
          </table:table-cell>
          <table:table-cell/>
          <table:table-cell table:style-name="ce10" office:value-type="string">
            <text:p>erledigt (DH)</text:p>
          </table:table-cell>
          <table:table-cell table:number-columns-repeated="1021"/>
        </table:table-row>
        <table:table-row table:style-name="ro1">
          <table:table-cell office:value-type="string">
            <text:p>Querverweise einfügen (z.T. TS, z.B. Intervalle)</text:p>
          </table:table-cell>
          <table:table-cell table:number-columns-repeated="1023"/>
        </table:table-row>
        <table:table-row table:style-name="ro1">
          <table:table-cell office:value-type="string">
            <text:p>Umsetzung von „eqnarray/eqnarray*“-Umgebungen in HTML korrigieren (*) (DH)</text:p>
          </table:table-cell>
          <table:table-cell table:number-columns-repeated="1023"/>
        </table:table-row>
        <table:table-row table:style-name="ro1">
          <table:table-cell office:value-type="string">
            <text:p>Einführung von Überschriften mit Kapitelnummern bei den „Modulübersichten“ <text:s/>(*) (DH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6" office:value-type="string">
            <text:p>Übersichtsseiten nicht oder anders nummerieren (*) (DH)</text:p>
          </table:table-cell>
          <table:table-cell table:number-columns-repeated="1023"/>
        </table:table-row>
        <table:table-row table:style-name="ro1">
          <table:table-cell office:value-type="string">
            <text:p>Ggf. TikZ-Bilder zu Kapitel 6 einbauen (s.o.) (DH, TS)</text:p>
          </table:table-cell>
          <table:table-cell table:number-columns-repeated="1023"/>
        </table:table-row>
        <table:table-row table:style-name="ro1">
          <table:table-cell office:value-type="string">
            <text:p>Lizenzbedingungen nicht an einzelne Bilder anhängen (*)</text:p>
          </table:table-cell>
          <table:table-cell table:style-name="Default"/>
          <table:table-cell table:style-name="ce10" office:value-type="string">
            <text:p>erledigt (DH)</text:p>
          </table:table-cell>
          <table:table-cell table:number-columns-repeated="1021"/>
        </table:table-row>
        <table:table-row table:style-name="ro1">
          <table:table-cell office:value-type="string">
            <text:p>Seitenüberschriften (ggf.) mit Nummern (*) (DH)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Korrektur der Inhalte der Browser-Titelleiste (*) (DH)</text:p>
          </table:table-cell>
          <table:table-cell table:number-columns-repeated="1023"/>
        </table:table-row>
        <table:table-row table:style-name="ro1">
          <table:table-cell office:value-type="string">
            <text:p>Navigationsmenü ggf. mit optionalen Rollbalken versehen (DH)</text:p>
          </table:table-cell>
          <table:table-cell/>
          <table:table-cell table:style-name="ce10" office:value-type="string">
            <text:p>erledigt (DH)</text:p>
          </table:table-cell>
          <table:table-cell table:number-columns-repeated="1021"/>
        </table:table-row>
        <table:table-row table:style-name="ro1">
          <table:table-cell office:value-type="string">
            <text:p>Umstellung <text:s/>von Aufgaben mit Kontrollkästchen-Beantwortung (*) <text:s/>(DH)</text:p>
          </table:table-cell>
          <table:table-cell/>
          <table:table-cell table:style-name="ce10" office:value-type="string">
            <text:p>erledigt (DH)</text:p>
          </table:table-cell>
          <table:table-cell office:value-type="string">
            <text:p>Aufgaben bleiben gleich, Kästchen haben jetzt 3 Zustände</text:p>
          </table:table-cell>
          <table:table-cell table:number-columns-repeated="1020"/>
        </table:table-row>
        <table:table-row table:style-name="ro1">
          <table:table-cell office:value-type="string">
            <text:p>aktuellen Position im Text des Kurses in der Navigationsleiste anzeigen (DH)</text:p>
          </table:table-cell>
          <table:table-cell/>
          <table:table-cell table:style-name="ce10" office:value-type="string">
            <text:p>erledigt (DH)</text:p>
          </table:table-cell>
          <table:table-cell office:value-type="string">
            <text:p>Wird zusammen mit Bearbeitungsstatus und Prozentzahl (bei Mousehover) angezeigt</text:p>
          </table:table-cell>
          <table:table-cell table:number-columns-repeated="1020"/>
        </table:table-row>
        <table:table-row table:style-name="ro1">
          <table:table-cell office:value-type="string">
            <text:p>Einstellungsfenster mit Knopf zum Schließen und Rollbalken (DH)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.00.0000</text:date>, <text:time style:data-style-name="N2" text:time-value="0000-00-00T08:31: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6-04-05T23:58:56.829532658</meta:creation-date>
    <dc:date>2016-04-22T08:59:47</dc:date>
    <meta:editing-duration>PT1H26M28S</meta:editing-duration>
    <meta:editing-cycles>7</meta:editing-cycles>
    <meta:generator>LibreOffice/3.6$Linux_x86 LibreOffice_project/360m1$Build-304</meta:generator>
    <meta:document-statistic meta:table-count="1" meta:cell-count="43" meta:object-count="0"/>
  </office:meta>
</office:document-meta>
</file>